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bc8b" officeooo:paragraph-rsid="0002bc8b"/>
    </style:style>
    <style:style style:name="P2" style:family="paragraph" style:parent-style-name="Standard">
      <style:text-properties officeooo:rsid="0002bc8b" officeooo:paragraph-rsid="000b273f"/>
    </style:style>
    <style:style style:name="P3" style:family="paragraph" style:parent-style-name="Standard">
      <style:text-properties officeooo:rsid="0002bc8b" officeooo:paragraph-rsid="000cbf91"/>
    </style:style>
    <style:style style:name="P4" style:family="paragraph" style:parent-style-name="Standard">
      <style:text-properties officeooo:rsid="00039d4e" officeooo:paragraph-rsid="00039d4e"/>
    </style:style>
    <style:style style:name="P5" style:family="paragraph" style:parent-style-name="Standard">
      <style:text-properties officeooo:rsid="00065423" officeooo:paragraph-rsid="00065423"/>
    </style:style>
    <style:style style:name="P6" style:family="paragraph" style:parent-style-name="Standard">
      <style:text-properties officeooo:rsid="00065423" officeooo:paragraph-rsid="0010b476"/>
    </style:style>
    <style:style style:name="P7" style:family="paragraph" style:parent-style-name="Standard">
      <style:text-properties officeooo:rsid="0007af03" officeooo:paragraph-rsid="0007af03"/>
    </style:style>
    <style:style style:name="P8" style:family="paragraph" style:parent-style-name="Standard">
      <style:text-properties officeooo:rsid="000873aa" officeooo:paragraph-rsid="000873aa"/>
    </style:style>
    <style:style style:name="P9" style:family="paragraph" style:parent-style-name="Standard">
      <style:text-properties officeooo:rsid="000b273f" officeooo:paragraph-rsid="000cbf91"/>
    </style:style>
    <style:style style:name="P10" style:family="paragraph" style:parent-style-name="Standard">
      <style:text-properties officeooo:rsid="000cbf91" officeooo:paragraph-rsid="000cbf91"/>
    </style:style>
    <style:style style:name="P11" style:family="paragraph" style:parent-style-name="Standard">
      <style:text-properties fo:font-weight="normal" officeooo:rsid="000dd9e0" officeooo:paragraph-rsid="000dd9e0" style:font-weight-asian="normal" style:font-weight-complex="normal"/>
    </style:style>
    <style:style style:name="P12" style:family="paragraph" style:parent-style-name="Standard">
      <style:text-properties fo:font-weight="normal" officeooo:rsid="000f1229" officeooo:paragraph-rsid="000f1229" style:font-weight-asian="normal" style:font-weight-complex="normal"/>
    </style:style>
    <style:style style:name="P13" style:family="paragraph" style:parent-style-name="Standard">
      <style:text-properties fo:font-weight="normal" officeooo:rsid="0010b476" officeooo:paragraph-rsid="0010b476" style:font-weight-asian="normal" style:font-weight-complex="normal"/>
    </style:style>
    <style:style style:name="P14" style:family="paragraph" style:parent-style-name="Standard">
      <style:text-properties fo:font-weight="normal" officeooo:rsid="001174e5" officeooo:paragraph-rsid="0010b476" style:font-weight-asian="normal" style:font-weight-complex="normal"/>
    </style:style>
    <style:style style:name="P15" style:family="paragraph" style:parent-style-name="Standard">
      <style:text-properties fo:font-weight="normal" officeooo:rsid="001174e5" officeooo:paragraph-rsid="001174e5" style:font-weight-asian="normal" style:font-weight-complex="normal"/>
    </style:style>
    <style:style style:name="P16" style:family="paragraph" style:parent-style-name="Standard">
      <style:text-properties fo:font-weight="bold" officeooo:rsid="000cbf91" officeooo:paragraph-rsid="000cbf91" style:font-weight-asian="bold" style:font-weight-complex="bold"/>
    </style:style>
    <style:style style:name="T1" style:family="text">
      <style:text-properties officeooo:rsid="00039d4e"/>
    </style:style>
    <style:style style:name="T2" style:family="text">
      <style:text-properties officeooo:rsid="00065423"/>
    </style:style>
    <style:style style:name="T3" style:family="text">
      <style:text-properties officeooo:rsid="0006d472"/>
    </style:style>
    <style:style style:name="T4" style:family="text">
      <style:text-properties officeooo:rsid="0007af03"/>
    </style:style>
    <style:style style:name="T5" style:family="text">
      <style:text-properties officeooo:rsid="000b273f"/>
    </style:style>
    <style:style style:name="T6" style:family="text">
      <style:text-properties officeooo:rsid="000cb896"/>
    </style:style>
    <style:style style:name="T7" style:family="text">
      <style:text-properties officeooo:rsid="000cbf91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b273f" style:font-weight-asian="bold" style:font-weight-complex="bold"/>
    </style:style>
    <style:style style:name="T10" style:family="text">
      <style:text-properties fo:font-weight="bold" officeooo:rsid="000cb896" style:font-weight-asian="bold" style:font-weight-complex="bold"/>
    </style:style>
    <style:style style:name="T11" style:family="text">
      <style:text-properties fo:font-weight="bold" officeooo:rsid="000f1229" style:font-weight-asian="bold" style:font-weight-complex="bold"/>
    </style:style>
    <style:style style:name="T12" style:family="text">
      <style:text-properties fo:font-weight="bold" officeooo:rsid="0010b476" style:font-weight-asian="bold" style:font-weight-complex="bold"/>
    </style:style>
    <style:style style:name="T13" style:family="text">
      <style:text-properties officeooo:rsid="000f1229"/>
    </style:style>
    <style:style style:name="T14" style:family="text">
      <style:text-properties officeooo:rsid="0010b476"/>
    </style:style>
    <style:style style:name="T15" style:family="text">
      <style:text-properties officeooo:rsid="0011b3dd"/>
    </style:style>
    <style:style style:name="T16" style:family="text">
      <style:text-properties officeooo:rsid="0012be9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l guide for Mini two-piece bed</text:p>
      <text:p text:style-name="P1"/>
      <text:p text:style-name="P1">1.) You just upgraded your LulzBot desktop 3D printer with the two-piece bed. After foll<text:span text:style-name="T3">ow</text:span>ing this quick start guide, your lulzbot TAZ 3D printer will be more capable then ever. Let’s get started!</text:p>
      <text:p text:style-name="P1"/>
      <text:p text:style-name="P2">2.) Included materials:</text:p>
      <text:p text:style-name="P2"><text:span text:style-name="T5">Lulzbot Mini PEI Modular Print Surface(</text:span><text:span text:style-name="T9">KT-HB0010</text:span><text:span text:style-name="T5">), 6 Mil Heavy Duty Poly Tubing Roll - 14" x 500'(</text:span><text:span text:style-name="T9">SH-PA0052</text:span><text:span text:style-name="T5">), Mini Heat Bed: 12-1/8 x 12-1/8 x 1/2 44ECT B Brown Die Cut One Piece Folder(</text:span><text:span text:style-name="T9">SH-BX0074</text:span><text:span text:style-name="T5">), Mini Heat Bed: 16 x 16 Die Cut Pad (insert)(</text:span><text:span text:style-name="T9">SH-PA0047</text:span><text:span text:style-name="T5">), Disposable Desiccant Bag, Silica Gel, for 24 Cubic Inches(</text:span><text:span text:style-name="T9">SH-PG0099</text:span><text:span text:style-name="T5">), Mini PEI Modular Print Surface(</text:span><text:span text:style-name="T9">AS-HB0001</text:span><text:span text:style-name="T5">)</text:span></text:p>
      <text:p text:style-name="P2"/>
      <text:p text:style-name="P9">Lulzbot Mini Modular Heated Print Bed(<text:span text:style-name="T8">KT-HB0011</text:span>),Mini Heater assem from TEMPCO 109 Watt 24V with felt(<text:span text:style-name="T8">AS-HB0001</text:span>), <text:span text:style-name="T6">Mini Heat Bed: 12-1/8 x 12-1/8 x 1/2 44ECT B Brown Die Cut One Piece Folder(</text:span><text:span text:style-name="T10">SH-BX0074</text:span><text:span text:style-name="T6">), Mini Heat Bed: 16 x 16 Die Cut Pad (insert)(</text:span><text:span text:style-name="T10">SH-PA0047</text:span><text:span text:style-name="T6">), Mini Modular Bed Corners Kit(</text:span><text:span text:style-name="T10">AS-PK0021</text:span><text:span text:style-name="T6">)</text:span></text:p>
      <text:p text:style-name="P2"/>
      <text:p text:style-name="P3">3.) Items required: Metric hex drivers 2MM, LulzBot Mini, <text:span text:style-name="T5">Lulzbot Mini PEI Modular Print Surface(</text:span><text:span text:style-name="T9">KT-HB0010</text:span><text:span text:style-name="T5">),Lulzbot Mini Modular Heated Print Bed(</text:span><text:span text:style-name="T9">KT-HB0011</text:span><text:span text:style-name="T5">)</text:span></text:p>
      <text:p text:style-name="P1"/>
      <text:p text:style-name="P1">4.) Turn off your Lulzbot Mini 3D printer.</text:p>
      <text:p text:style-name="P1"/>
      <text:p text:style-name="P1">5.) <text:span text:style-name="T1">Unclip the heater bed &amp; heater thermistor wires from the Bed clip, then disconnect both wires (Purple and yellow)from the Heat bed cable harness(Black wires &amp; white/yellow).</text:span></text:p>
      <text:p text:style-name="P1"/>
      <text:p text:style-name="P4">6.) <text:span text:style-name="T2">Using your 2MM hex driver, Remove the old four screws, washers, and spacers. </text:span><text:span text:style-name="T11">Please set washers aside</text:span></text:p>
      <text:p text:style-name="P4"/>
      <text:p text:style-name="P10"><text:span text:style-name="T16">7</text:span>.) Remove the old heatbed (AS-PR0079), then remove all four flexy corners. <text:span text:style-name="T8">Please keep screws, screws will need to be re-used.</text:span></text:p>
      <text:p text:style-name="P16"/>
      <text:p text:style-name="P11"><text:span text:style-name="T16">8</text:span>.)Proceed to open <text:span text:style-name="T13">box (</text:span><text:span text:style-name="T11">KT-HB001</text:span><text:span text:style-name="T12">1</text:span><text:span text:style-name="T13">) with </text:span>the Mini Modular Bed Corners Kit(<text:span text:style-name="T8">AS-PK0021</text:span>) <text:span text:style-name="T13">which lnclude 4 (</text:span><text:span text:style-name="T11">PP-GP0296</text:span><text:span text:style-name="T13">)Flexy Bed Corner, 4 (</text:span><text:span text:style-name="T11">HD-MS0287</text:span><text:span text:style-name="T13">) 8mmOD 10MM length unthreaded spacer, 4 (</text:span><text:span text:style-name="T11">HD-BT0082</text:span><text:span text:style-name="T13">) Flat head socket cap screw M3, 16 MM, .50MM pitch.</text:span></text:p>
      <text:p text:style-name="P11"/>
      <text:p text:style-name="P12"><text:span text:style-name="T16">9</text:span>.)Place each flexy corner on the bed plate and screw in with 2 button-head screws <text:span text:style-name="T14">loosely, tighting will be done later.</text:span></text:p>
      <text:p text:style-name="P12"/>
      <text:p text:style-name="P13"><text:span text:style-name="T16">10</text:span>.) Place <text:span text:style-name="T5">Lulzbot Mini Modular Heated Print Bed(</text:span><text:span text:style-name="T9">KT-HB0011</text:span><text:span text:style-name="T5">) </text:span>onto all four flexy corners, once fitted on top. Please snug tight flexy corners, Do not over tighten</text:p>
      <text:p text:style-name="P13"/>
      <text:p text:style-name="P15"><text:span text:style-name="T16">11</text:span>.)Place the 8MM unthreaded spacer into each flexy corner</text:p>
      <text:p text:style-name="P11"/>
      <text:p text:style-name="P6"><text:span text:style-name="T16">12</text:span>.)<text:span text:style-name="T14">Proceed to open box Lulzbot Mini PEI Modular Print Surface(</text:span><text:span text:style-name="T9">KT-HB0010</text:span><text:span text:style-name="T5">) </text:span><text:span text:style-name="T9">Please be careful as glass will be sharp!</text:span></text:p>
      <text:p text:style-name="P14"/>
      <text:p text:style-name="P5"><text:span text:style-name="T16">13</text:span>.) First, place your heat spreader on the Mini bed plate.</text:p>
      <text:p text:style-name="P5"><text:s/></text:p>
      <text:p text:style-name="P5"><text:span text:style-name="T16">13</text:span>A.) Next, place the glass on top of the heat spreader. (Note:PEI side should be up, with smooth glass contacting the heat spreader.)</text:p>
      <text:p text:style-name="P5"><text:soft-page-break/></text:p>
      <text:p text:style-name="P5"><text:span text:style-name="T16">13</text:span>B.) Then, <text:span text:style-name="T4">using the new spacers. Place a spacer in each in the Flexy bed corner, followed by a washer and M3x16MM screw.</text:span></text:p>
      <text:p text:style-name="P5"/>
      <text:p text:style-name="P7"><text:span text:style-name="T16">13</text:span>C.)If using a torque driver, 5 in LB is the max. any more torque can strip the bed plate.</text:p>
      <text:p text:style-name="P7"/>
      <text:p text:style-name="P7"><text:span text:style-name="T16">14</text:span>.) Connect the Heater bed wire(<text:span text:style-name="T15">white</text:span>) to the Heat bed harness wire(<text:span text:style-name="T15">black</text:span>), next connect the heater thermistor(red) to the Bed harness thermistor(<text:span text:style-name="T15">white/</text:span>yellow). And then snap back into the bed clip.</text:p>
      <text:p text:style-name="P7"/>
      <text:p text:style-name="P8"><text:span text:style-name="T16">15</text:span>.) Congratulations, you are done!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4T12:35:41.407423539</meta:creation-date>
    <dc:date>2017-08-22T09:01:07.288542641</dc:date>
    <meta:editing-duration>PT44M59S</meta:editing-duration>
    <meta:editing-cycles>7</meta:editing-cycles>
    <meta:generator>LibreOffice/5.2.7.2$Linux_X86_64 LibreOffice_project/20m0$Build-2</meta:generator>
    <meta:document-statistic meta:table-count="0" meta:image-count="0" meta:object-count="0" meta:page-count="2" meta:paragraph-count="22" meta:word-count="462" meta:character-count="2863" meta:non-whitespace-character-count="2421"/>
  </office:meta>
</office:document-meta>
</file>